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080000000889DAE7A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8.002cm" table:align="left" style:shadow="none" style:may-break-between-rows="true" table:border-model="collapsing"/>
    </style:style>
    <style:style style:name="Tabela1.A" style:family="table-column">
      <style:table-column-properties style:column-width="4.281cm"/>
    </style:style>
    <style:style style:name="Tabela1.B" style:family="table-column">
      <style:table-column-properties style:column-width="6.599cm"/>
    </style:style>
    <style:style style:name="Tabela1.C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dddddd" fo:padding="0.049cm" fo:border="0.05pt solid #000000">
        <style:background-image/>
      </style:table-cell-properties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3" style:family="paragraph" style:parent-style-name="Heading_20_1">
      <style:paragraph-properties fo:margin-top="0cm" fo:margin-bottom="0cm" style:contextual-spacing="false" fo:text-align="justify" style:justify-single-word="false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5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6" style:family="paragraph" style:parent-style-name="Heading_20_4">
      <style:paragraph-properties fo:margin-top="0cm" fo:margin-bottom="0cm" style:contextual-spacing="false" fo:text-align="justify" style:justify-single-word="false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top="0cm" fo:margin-bottom="0cm" style:contextual-spacing="false" fo:line-height="150%" fo:text-align="justify" style:justify-single-word="false"/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50%" fo:text-align="justify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ker e a Revolução da Conteinerização</text:p>
      <text:p text:style-name="P1"/>
      <text:p text:style-name="P2"/>
      <text:h text:style-name="P3" text:outline-level="1">O Dilema do Desenvolvimento Moderno e o Problema da Dependência</text:h>
      <text:p text:style-name="P2"/>
      <text:p text:style-name="P2"><text:tab/>No cenário de arquitetura de software contemporâneo, a consistência de ambiente deixou de ser um detalhe logístico para se tornar o maior gargalo operacional das equipes de engenharia. O ciclo de vida de uma aplicação frequentemente enfrenta o que chamamos de <text:span text:style-name="T1">Divergência de Configuração (Configuration Drift)</text:span>: o fenômeno onde pequenas variações entre o ambiente de desenvolvimento, homologação e produção resultam em falhas catastróficas.</text:p>
      <text:p text:style-name="P2"><text:tab/>O clássico pretexto "na minha máquina funciona" não é apenas uma desculpa de programador, mas o sintoma de uma análise de causa raiz profunda. O problema não reside apenas em versões distintas de linguagens (como um Node.js v14 vs v18) ou bibliotecas (como dependências de Python desatualizadas), mas em todo o <text:span text:style-name="T1">estado do ambiente</text:span>. Isso inclui variáveis de sistema, binários do sistema operacional, patches de segurança e configurações de rede. Para o Arquiteto de Sistemas, a solução para esse caos não é o ajuste manual de cada estação de trabalho, mas a transição para um modelo de empacotamento imutável e padronizado.</text:p>
      <text:p text:style-name="P2"/>
      <text:h text:style-name="Heading_20_1" text:outline-level="1">A Analogia do Transporte Marítimo: O Poder da Padronização</text:h>
      <text:p text:style-name="P2"/>
      <text:p text:style-name="P2"><text:tab/>Para mitigar a complexidade lógica da infraestrutura, devemos observar o sucesso das abstrações físicas. A revolução do Docker é análoga à revolução do transporte marítimo no século XX.</text:p>
      <text:list text:style-name="L1">
        <text:list-item>
          <text:p text:style-name="P4"><text:span text:style-name="T1">O Caos da Carga Solta:</text:span> Antes da padronização, mercadorias como sacos de café e barris eram transportadas de forma heterogênea. O manuseio exigia guindastes e métodos de empilhamento específicos para cada tipo de item, gerando ineficiência e risco.</text:p>
        </text:list-item>
        <text:list-item>
          <text:p text:style-name="P4"><text:span text:style-name="T1">O Contêiner de Aço:</text:span> A introdução do contêiner criou uma <text:span text:style-name="T1">interface padrão</text:span>. Não importa se o conteúdo é ouro ou commodities; para o navio, o guindaste e o caminhão, a unidade é a mesma. Essa <text:span text:style-name="T1">interoperabilidade</text:span> é o que permite que a mesma carga transite entre diferentes modais de transporte sem nunca ser aberta ou reconfigurada.</text:p>
        </text:list-item>
      </text:list>
      <text:p text:style-name="P2"><text:tab/>O Docker aplica esse conceito ao software, criando uma <text:span text:style-name="T1">unidade de implantação hermética</text:span>. Ele encapsula código, bibliotecas, binários e dependências em uma "caixa" universal. O resultado é a garantia de que essa unidade funcionará com absoluta paridade em qualquer host que possua o Docker Engine instalado, seja o laptop do desenvolvedor, um runner de CI/CD ou um cluster de produção na nuvem.</text:p>
      <text:h text:style-name="Heading_20_1" text:outline-level="1"><text:soft-page-break/>Comparativo Técnico: Máquinas Virtuais (VM) vs. Contêineres Docker</text:h>
      <text:p text:style-name="P2"/>
      <text:p text:style-name="P2"><text:tab/>A virtualização tradicional foi um marco, mas para as demandas de microsserviços modernos, ela carrega um <text:span text:style-name="T1">overhead</text:span> desnecessário. A evolução para contêineres representa uma mudança na forma como isolamos processos.</text:p>
      <text:p text:style-name="P2"/>
      <text:h text:style-name="Heading_20_2" text:outline-level="2">Análise de Arquitetura</text:h>
      <text:p text:style-name="P2"/>
      <text:list text:style-name="L2">
        <text:list-item>
          <text:p text:style-name="P5"><text:span text:style-name="T1">Máquina Virtual (VM):</text:span> Opera sobre um Hypervisor que emula hardware para sustentar um <text:span text:style-name="T1">Guest OS (Sistema Operacional Convidado)</text:span> completo para cada aplicação. Isso é inerentemente redundante; você replica o kernel, drivers e bibliotecas do sistema múltiplas vezes, consumindo gigabytes de RAM e CPU apenas para manter o SO funcionando. Além disso, o tempo de boot é ditado pelo ciclo completo de inicialização do sistema operacional.</text:p>
        </text:list-item>
        <text:list-item>
          <text:p text:style-name="P5"><text:span text:style-name="T1">Docker:</text:span> Utiliza uma arquitetura de <text:span text:style-name="T1">isolamento de processos</text:span>. Sobre o SO Host, o Docker Engine permite que os contêineres realizem o <text:span text:style-name="T1">compartilhamento de kernel</text:span>. O contêiner não carrega um sistema operacional; ele utiliza o núcleo do hospedeiro e isola apenas o binário da aplicação e suas dependências diretas.</text:p>
        </text:list-item>
      </text:list>
      <text:h text:style-name="P6" text:outline-level="4" text:is-list-header="true"/>
      <text:h text:style-name="Heading_20_2" text:outline-level="2">Diferenciadores Estratégicos</text:h>
      <text:p text:style-name="P2"/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Característica</text:p>
          </table:table-cell>
          <table:table-cell table:style-name="Tabela1.A1" office:value-type="string">
            <text:p text:style-name="P7">Máquina Virtual (VM)</text:p>
          </table:table-cell>
          <table:table-cell table:style-name="Tabela1.C1" office:value-type="string">
            <text:p text:style-name="P7">Contêiner Docker</text:p>
          </table:table-cell>
        </table:table-row>
        <table:table-row>
          <table:table-cell table:style-name="Tabela1.A2" office:value-type="string">
            <text:p text:style-name="P8">Isolamento</text:p>
          </table:table-cell>
          <table:table-cell table:style-name="Tabela1.B2" office:value-type="string">
            <text:p text:style-name="P9">Total (Hardware Virtualizado + Guest OS)</text:p>
          </table:table-cell>
          <table:table-cell table:style-name="Tabela1.C2" office:value-type="string">
            <text:p text:style-name="P9">Lógico (Isolamento de Processos via Kernel)</text:p>
          </table:table-cell>
        </table:table-row>
        <table:table-row>
          <table:table-cell table:style-name="Tabela1.A2" office:value-type="string">
            <text:p text:style-name="P8">Consumo de Recursos</text:p>
          </table:table-cell>
          <table:table-cell table:style-name="Tabela1.B2" office:value-type="string">
            <text:p text:style-name="P9">Alto (Reserva fixa de RAM/CPU)</text:p>
          </table:table-cell>
          <table:table-cell table:style-name="Tabela1.C2" office:value-type="string">
            <text:p text:style-name="P9">Baixo (Alocação dinâmica e eficiente)</text:p>
          </table:table-cell>
        </table:table-row>
        <table:table-row>
          <table:table-cell table:style-name="Tabela1.A2" office:value-type="string">
            <text:p text:style-name="P8">Velocidade de Startup</text:p>
          </table:table-cell>
          <table:table-cell table:style-name="Tabela1.B2" office:value-type="string">
            <text:p text:style-name="P9">Lenta (Minutos para o boot do SO)</text:p>
          </table:table-cell>
          <table:table-cell table:style-name="Tabela1.C2" office:value-type="string">
            <text:p text:style-name="P9">Ultrarrápida (Milissegundos)</text:p>
          </table:table-cell>
        </table:table-row>
        <table:table-row>
          <table:table-cell table:style-name="Tabela1.A5" office:value-type="string">
            <text:p text:style-name="P8">Abstração de Hardware</text:p>
          </table:table-cell>
          <table:table-cell table:style-name="Tabela1.B5" office:value-type="string">
            <text:p text:style-name="P9">Dependente de drivers virtuais</text:p>
          </table:table-cell>
          <table:table-cell table:style-name="Tabela1.C5" office:value-type="string">
            <text:p text:style-name="P9">Totalmente abstraído pelo Docker Engine</text:p>
          </table:table-cell>
        </table:table-row>
      </table:table>
      <text:p text:style-name="P2"/>
      <text:p text:style-name="P2"><text:tab/>Essa eficiência arquitetural permite que passemos de um modelo de "máquinas pesadas" para um modelo de "serviços leves".</text:p>
      <text:p text:style-name="P2"/>
      <text:h text:style-name="Heading_20_2" text:outline-level="2">Eficiência Operacional e Agilidade de Execução</text:h>
      <text:p text:style-name="Text_20_body"/>
      <text:p text:style-name="P2"><text:tab/>No gerenciamento de infraestrutura em escala, a economia de recursos é uma vantagem competitiva direta. Enquanto um servidor de médio porte poderia ser levado ao limite rodando apenas <text:soft-page-break/><text:span text:style-name="T1">duas ou três VMs</text:span>, a mesma máquina pode sustentar <text:span text:style-name="T1">dezenas de contêineres</text:span> simultaneamente devido ao reuso inteligente do kernel do sistema hospedeiro.</text:p>
      <text:p text:style-name="P2"><text:tab/>Essa densidade não beneficia apenas o custo, mas também a agilidade. A capacidade de subir e destruir ambientes em milissegundos é o que viabiliza práticas modernas de Integração Contínua (CI) e Entrega Contínua (CD). O desenvolvedor não perde mais tempo com o provisionamento de infraestrutura; ele foca na lógica de negócio, confiando que o ambiente de execução é efêmero, porém idêntico ao de produção.</text:p>
      <text:p text:style-name="P2"/>
      <text:h text:style-name="Heading_20_1" text:outline-level="1">Anatomia de uma Execução Docker: O Exemplo "Hello World"</text:h>
      <text:p text:style-name="P2"/>
      <text:p text:style-name="P2"><text:tab/>O Docker simplifica o provisionamento ao transformar a configuração de ambiente em uma execução declarativa. Ao disparar o comando <text:span text:style-name="Source_20_Text">docker run hello-world</text:span>, o Docker Engine executa uma abstração completa do processo de aquisição e execução:</text:p>
      <text:list text:style-name="L3">
        <text:list-item>
          <text:p text:style-name="P10"><text:span text:style-name="T1">Check de Imagem Local:</text:span> O motor verifica se a imagem (o molde do contêiner) já existe no cache local.</text:p>
        </text:list-item>
        <text:list-item>
          <text:p text:style-name="P10"><text:span text:style-name="T1">Pull Automático:</text:span> Caso ausente, ele realiza o download automático das camadas necessárias de um registro remoto.</text:p>
        </text:list-item>
        <text:list-item>
          <text:p text:style-name="P10"><text:span text:style-name="T1">Instanciação e Execução:</text:span> O contêiner é criado e o processo principal é executado instantaneamente.</text:p>
        </text:list-item>
        <text:list-item>
          <text:p text:style-name="P10"><text:span text:style-name="T1">Finalização Inteligente:</text:span> Ao concluir a tarefa, o Docker encerra o contêiner. Isso garante a <text:span text:style-name="T1">prevenção de vazamento de recursos (resource leakage)</text:span>, mantendo o sistema hospedeiro limpo, sem processos residuais ou arquivos temporários órfãos.</text:p>
        </text:list-item>
      </text:list>
      <text:p text:style-name="P2"><text:tab/>O que antes exigiria a instalação manual de dependências e configuração de variáveis de ambiente é reduzido a um único comando que garante a entrega do software exatamente como foi projetado.</text:p>
      <text:p text:style-name="P2"/>
      <text:h text:style-name="Heading_20_1" text:outline-level="1">Conclusão e Horizontes de Aprendizado</text:h>
      <text:p text:style-name="P2"/>
      <text:p text:style-name="P2"><text:tab/>A conteinerização não é apenas uma ferramenta; é o <text:span text:style-name="T1">Contrato Tecnológico</text:span> definitivo entre as equipes de Desenvolvimento (Dev) e Operações (Ops). Ao garantir a portabilidade absoluta e a paridade de ambientes, o Docker resolve o conflito histórico de responsabilidades na entrega de software.</text:p>
      <text:p text:style-name="P2"><text:tab/>Dominar o Docker é, portanto, uma competência mandatória para qualquer profissional que almeje atuar em arquiteturas modernas e escaláveis. O próximo passo nesta jornada envolve a exploração de ambientes como o <text:span text:style-name="T1">WSL (Windows Subsystem for Linux)</text:span>, Linux ou Mac, e o aprofundamento na criação de imagens customizadas que servirão de base para sistemas resilientes e prontos para a produção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none" draw:fill-color="#000000" draw:fill-image-name="_32_0_20_Percent" style:repeat="repeat"/>
      <style:paragraph-properties fo:margin-top="0cm" fo:margin-bottom="0cm" style:contextual-spacing="false" fo:text-align="center" style:justify-single-word="false" fo:background-color="transparent" fo:padding-left="0cm" fo:padding-right="0cm" fo:padding-top="0.499cm" fo:padding-bottom="0.499cm" fo:border-left="none" fo:border-right="none" fo:border-top="0.06pt solid #000000" fo:border-bottom="0.06pt solid #000000" style:shadow="none"/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20:06.595167952</meta:creation-date>
    <meta:print-date>2026-01-19T19:27:08.538689083</meta:print-date>
    <meta:printed-by>Arquivos PDF</meta:printed-by>
    <dc:date>2026-04-05T20:48:40.467360500</dc:date>
    <meta:editing-duration>PT6H14M</meta:editing-duration>
    <meta:editing-cycles>11</meta:editing-cycles>
    <meta:generator>LibreOffice/25.8.5.2$Windows_X86_64 LibreOffice_project/9c8b85f387cc00a89945a79c9e6239f32e450ac2</meta:generator>
    <meta:document-statistic meta:table-count="1" meta:image-count="0" meta:object-count="0" meta:page-count="3" meta:paragraph-count="44" meta:word-count="1003" meta:character-count="6537" meta:non-whitespace-character-count="5582"/>
  </office:meta>
</office:document-meta>
</file>